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Noto Sans Mono" svg:font-family="'Noto Sans Mono'" style:font-family-generic="roman" style:font-pitch="variable"/>
    <style:font-face style:name="Noto Sans Mono1" svg:font-family="'Noto Sans Mono'" style:font-family-generic="swiss" style:font-pitch="variable"/>
    <style:font-face style:name="Noto Sans Devanagari" svg:font-family="'Noto Sans Devanagari'" style:font-family-generic="system" style:font-pitch="variable"/>
    <style:font-face style:name="Noto Sans Mono2" svg:font-family="'Noto Sans Mono'" style:font-family-generic="system" style:font-pitch="variable"/>
  </office:font-face-decls>
  <office:automatic-styles>
    <style:style style:name="P1" style:family="paragraph" style:parent-style-name="Standard">
      <style:text-properties officeooo:rsid="00188932" officeooo:paragraph-rsid="001a7eec"/>
    </style:style>
    <style:style style:name="T1" style:family="text">
      <style:text-properties officeooo:rsid="001a009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Sometimes people are shocked by the feedback they receive during a 360 degree performance appraisal.  What can an I/O psychologists do to ensure that the others’ comments and ratings will affect the person’s future performance?</text:p>
      <text:p text:style-name="Standard"/>
      <text:p text:style-name="Standard"/>
      <text:p text:style-name="Standard"/>
      <text:p text:style-name="P1"><text:span text:style-name="T1">360 degree performace appraisals are notably different from regular appraisal methods; rather than being judged by a single entity, an employee Is evaluated by those above, below and on the same level as themselves. <text:s/>This can have significant advantages when compared to other performance appraisal techniques; the ability for an employee to be appraised from multiple points of view can have a can often improve performace and can balance out biased views of a single individual. <text:s/>This does not mean that this method is without flaw however.</text:span></text:p>
      <text:p text:style-name="P1"/>
      <text:p text:style-name="P1"><text:span text:style-name="T1">As told to us by Paul E. Spector in 2017, w</text:span>hen conducting a 360 degree performance appraisal “individuals who [receive] low ratings from others and rated themselves low as well” <text:span text:style-name="T1">(p. 96)</text:span> often have bad reactions to this data. <text:s/><text:span text:style-name="T1">This will likely not drive them to do better in their work, indeed it could drive them to do have even worse performance as they have now received validation of their own negative views. <text:s/>On the other end of the spectrum, individuals already labeled as high performers or good employees are often the ones who benefit most from the appraisal. <text:s/>With these considerations, it seems as though completley negative or completley positive reviews may not be as helpfu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Noto Sans Mono" svg:font-family="'Noto Sans Mono'" style:font-family-generic="roman" style:font-pitch="variable"/>
    <style:font-face style:name="Noto Sans Mono1" svg:font-family="'Noto Sans Mono'" style:font-family-generic="swiss" style:font-pitch="variable"/>
    <style:font-face style:name="Noto Sans Devanagari" svg:font-family="'Noto Sans Devanagari'" style:font-family-generic="system" style:font-pitch="variable"/>
    <style:font-face style:name="Noto Sans Mono2" svg:font-family="'Noto Sans Mon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Noto Sans Mono" fo:font-size="12pt" fo:language="en" fo:country="US" style:letter-kerning="true" style:font-name-asian="Noto Sans Mono2"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Noto Sans Mono" fo:font-size="12pt" fo:language="en" fo:country="US" style:letter-kerning="true" style:font-name-asian="Noto Sans Mono2"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oto Sans Mono1" fo:font-family="'Noto Sans Mono'" style:font-family-generic="swiss" style:font-pitch="variable" fo:font-size="14pt" style:font-name-asian="Noto Sans Mono2" style:font-family-asian="'Noto Sans Mono'"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0T21:58:27.840091304</meta:creation-date>
    <dc:date>2019-02-10T22:24:49.033836620</dc:date>
    <meta:editing-duration>PT5M1S</meta:editing-duration>
    <meta:editing-cycles>1</meta:editing-cycles>
    <meta:generator>LibreOffice/6.1.4.2$Linux_X86_64 LibreOffice_project/10$Build-2</meta:generator>
    <meta:document-statistic meta:table-count="0" meta:image-count="0" meta:object-count="0" meta:page-count="1" meta:paragraph-count="3" meta:word-count="239" meta:character-count="1457" meta:non-whitespace-character-count="1215"/>
  </office:meta>
</office:document-meta>
</file>